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6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9597976217" calcext:value-type="float">
            <text:p>0.0009597976217</text:p>
          </table:table-cell>
          <table:table-cell table:style-name="ce4" table:formula="of:=SUM([.C4:.C13])/10/(1000*1000*1000)/[.K21]" office:value-type="float" office:value="0.0009865886966" calcext:value-type="float">
            <text:p>0.0009865886966</text:p>
          </table:table-cell>
          <table:table-cell table:style-name="ce4" table:formula="of:=SUM([.D4:.D13])/10/(1000*1000*1000)/[.K22]" office:value-type="float" office:value="0.001067557662" calcext:value-type="float">
            <text:p>0.001067557662</text:p>
          </table:table-cell>
          <table:table-cell table:style-name="ce4" table:formula="of:=SUM([.E4:.E13])/10/(1000*1000*1000)/[.K23]" office:value-type="float" office:value="0.00192963696" calcext:value-type="float">
            <text:p>0.0019296369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9336822341" calcext:value-type="float">
            <text:p>0.0009336822341</text:p>
          </table:table-cell>
          <table:table-cell table:style-name="ce4" table:formula="of:=SUM([.I4:.I13])/10/(1000*1000*1000)/[.K21]" office:value-type="float" office:value="0.0009849353782" calcext:value-type="float">
            <text:p>0.0009849353782</text:p>
          </table:table-cell>
          <table:table-cell table:style-name="ce4" table:formula="of:=SUM([.J4:.J13])/10/(1000*1000*1000)/[.K22]" office:value-type="float" office:value="0.00110002961" calcext:value-type="float">
            <text:p>0.00110002961</text:p>
          </table:table-cell>
          <table:table-cell table:style-name="ce4" table:formula="of:=SUM([.K4:.K13])/10/(1000*1000*1000)/[.K23]" office:value-type="float" office:value="0.0023182292184" calcext:value-type="float">
            <text:p>0.002318229218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8419929028" calcext:value-type="float">
            <text:p>0.0008419929028</text:p>
          </table:table-cell>
          <table:table-cell table:style-name="ce4" table:formula="of:=SUM([.O4:.O13])/10/(1000*1000*1000)/[.K21]" office:value-type="float" office:value="0.0008689224802" calcext:value-type="float">
            <text:p>0.0008689224802</text:p>
          </table:table-cell>
          <table:table-cell table:style-name="ce4" table:formula="of:=SUM([.P4:.P13])/10/(1000*1000*1000)/[.K22]" office:value-type="float" office:value="0.0011090757724" calcext:value-type="float">
            <text:p>0.0011090757724</text:p>
          </table:table-cell>
          <table:table-cell table:style-name="ce4" table:formula="of:=SUM([.Q4:.Q13])/10/(1000*1000*1000)/[.K23]" office:value-type="float" office:value="0.0031279040408" calcext:value-type="float">
            <text:p>0.003127904040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275728392964" calcext:value-type="float">
            <text:p>0.0275728392964</text:p>
          </table:table-cell>
          <table:table-cell table:style-name="ce4" table:formula="of:=SUM([.U4:.U13])/10/(1000*1000*1000)/[.K21]" office:value-type="float" office:value="0.0280420174372" calcext:value-type="float">
            <text:p>0.0280420174372</text:p>
          </table:table-cell>
          <table:table-cell table:style-name="ce4" table:formula="of:=SUM([.V4:.V13])/10/(1000*1000*1000)/[.K22]" office:value-type="float" office:value="0.028507334312" calcext:value-type="float">
            <text:p>0.028507334312</text:p>
          </table:table-cell>
          <table:table-cell table:style-name="ce4" table:formula="of:=SUM([.W4:.W13])/10/(1000*1000*1000)/[.K23]" office:value-type="float" office:value="0.0327536627752" calcext:value-type="float">
            <text:p>0.0327536627752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930896071" calcext:value-type="float">
            <text:p>0.0000930896071</text:p>
          </table:table-cell>
          <table:table-cell table:style-name="ce4" table:formula="of:=SUM([.C4:.C13])/10/(1000*1000*1000)/[.K21]" office:value-type="float" office:value="0.000124563499" calcext:value-type="float">
            <text:p>0.000124563499</text:p>
          </table:table-cell>
          <table:table-cell table:style-name="ce4" table:formula="of:=SUM([.D4:.D13])/10/(1000*1000*1000)/[.K22]" office:value-type="float" office:value="0.0001184853508" calcext:value-type="float">
            <text:p>0.0001184853508</text:p>
          </table:table-cell>
          <table:table-cell table:style-name="ce4" table:formula="of:=SUM([.E4:.E13])/10/(1000*1000*1000)/[.K23]" office:value-type="float" office:value="0.0001537863224" calcext:value-type="float">
            <text:p>0.000153786322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99906368" calcext:value-type="float">
            <text:p>0.0001199906368</text:p>
          </table:table-cell>
          <table:table-cell table:style-name="ce4" table:formula="of:=SUM([.I4:.I13])/10/(1000*1000*1000)/[.K21]" office:value-type="float" office:value="0.000134957486" calcext:value-type="float">
            <text:p>0.000134957486</text:p>
          </table:table-cell>
          <table:table-cell table:style-name="ce4" table:formula="of:=SUM([.J4:.J13])/10/(1000*1000*1000)/[.K22]" office:value-type="float" office:value="0.000123765018" calcext:value-type="float">
            <text:p>0.000123765018</text:p>
          </table:table-cell>
          <table:table-cell table:style-name="ce4" table:formula="of:=SUM([.K4:.K13])/10/(1000*1000*1000)/[.K23]" office:value-type="float" office:value="0.0002335212016" calcext:value-type="float">
            <text:p>0.000233521201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59176579" calcext:value-type="float">
            <text:p>0.0001159176579</text:p>
          </table:table-cell>
          <table:table-cell table:style-name="ce4" table:formula="of:=SUM([.O4:.O13])/10/(1000*1000*1000)/[.K21]" office:value-type="float" office:value="0.000146325589" calcext:value-type="float">
            <text:p>0.000146325589</text:p>
          </table:table-cell>
          <table:table-cell table:style-name="ce4" table:formula="of:=SUM([.P4:.P13])/10/(1000*1000*1000)/[.K22]" office:value-type="float" office:value="0.0002095364376" calcext:value-type="float">
            <text:p>0.0002095364376</text:p>
          </table:table-cell>
          <table:table-cell table:style-name="ce4" table:formula="of:=SUM([.Q4:.Q13])/10/(1000*1000*1000)/[.K23]" office:value-type="float" office:value="0.0003958668648" calcext:value-type="float">
            <text:p>0.000395866864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2002885657" calcext:value-type="float">
            <text:p>0.0002002885657</text:p>
          </table:table-cell>
          <table:table-cell table:style-name="ce4" table:formula="of:=SUM([.U4:.U13])/10/(1000*1000*1000)/[.K21]" office:value-type="float" office:value="0.007069930477" calcext:value-type="float">
            <text:p>0.007069930477</text:p>
          </table:table-cell>
          <table:table-cell table:style-name="ce4" table:formula="of:=SUM([.V4:.V13])/10/(1000*1000*1000)/[.K22]" office:value-type="float" office:value="0.0084901584416" calcext:value-type="float">
            <text:p>0.0084901584416</text:p>
          </table:table-cell>
          <table:table-cell table:style-name="ce4" table:formula="of:=SUM([.W4:.W13])/10/(1000*1000*1000)/[.K23]" office:value-type="float" office:value="0.0084310511688" calcext:value-type="float">
            <text:p>0.00843105116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78311371" calcext:value-type="float">
            <text:p>78311371</text:p>
          </table:table-cell>
          <table:table-cell table:style-name="ce3" office:value-type="float" office:value="53428438" calcext:value-type="float">
            <text:p>53428438</text:p>
          </table:table-cell>
          <table:table-cell table:style-name="ce3" office:value-type="float" office:value="34623175" calcext:value-type="float">
            <text:p>34623175</text:p>
          </table:table-cell>
          <table:table-cell office:value-type="float" office:value="17676948" calcext:value-type="float">
            <text:p>17676948</text:p>
          </table:table-cell>
          <table:table-cell table:number-columns-repeated="2"/>
          <table:table-cell table:style-name="ce3" office:value-type="float" office:value="115733280" calcext:value-type="float">
            <text:p>115733280</text:p>
          </table:table-cell>
          <table:table-cell table:style-name="ce3" office:value-type="float" office:value="66380123" calcext:value-type="float">
            <text:p>66380123</text:p>
          </table:table-cell>
          <table:table-cell office:value-type="float" office:value="31241558" calcext:value-type="float">
            <text:p>31241558</text:p>
          </table:table-cell>
          <table:table-cell office:value-type="float" office:value="20478919" calcext:value-type="float">
            <text:p>20478919</text:p>
          </table:table-cell>
          <table:table-cell table:number-columns-repeated="2"/>
          <table:table-cell table:style-name="ce3" office:value-type="float" office:value="118949596" calcext:value-type="float">
            <text:p>118949596</text:p>
          </table:table-cell>
          <table:table-cell table:style-name="ce3" office:value-type="float" office:value="68426095" calcext:value-type="float">
            <text:p>68426095</text:p>
          </table:table-cell>
          <table:table-cell table:style-name="ce3" office:value-type="float" office:value="52961135" calcext:value-type="float">
            <text:p>52961135</text:p>
          </table:table-cell>
          <table:table-cell table:style-name="ce3" office:value-type="float" office:value="39686903" calcext:value-type="float">
            <text:p>39686903</text:p>
          </table:table-cell>
          <table:table-cell table:number-columns-repeated="2"/>
          <table:table-cell table:style-name="ce3" office:value-type="float" office:value="182635650" calcext:value-type="float">
            <text:p>182635650</text:p>
          </table:table-cell>
          <table:table-cell table:style-name="ce3" office:value-type="float" office:value="3417868624" calcext:value-type="float">
            <text:p>3417868624</text:p>
          </table:table-cell>
          <table:table-cell table:style-name="ce3" office:value-type="float" office:value="1951406409" calcext:value-type="float">
            <text:p>1951406409</text:p>
          </table:table-cell>
          <table:table-cell table:style-name="ce3" office:value-type="float" office:value="1381994921" calcext:value-type="float">
            <text:p>1381994921</text:p>
          </table:table-cell>
        </table:table-row>
        <table:table-row table:style-name="ro1">
          <table:table-cell/>
          <table:table-cell table:style-name="ce3" office:value-type="float" office:value="77575937" calcext:value-type="float">
            <text:p>77575937</text:p>
          </table:table-cell>
          <table:table-cell table:style-name="ce3" office:value-type="float" office:value="73347268" calcext:value-type="float">
            <text:p>73347268</text:p>
          </table:table-cell>
          <table:table-cell table:style-name="ce3" office:value-type="float" office:value="21940803" calcext:value-type="float">
            <text:p>21940803</text:p>
          </table:table-cell>
          <table:table-cell office:value-type="float" office:value="17160001" calcext:value-type="float">
            <text:p>17160001</text:p>
          </table:table-cell>
          <table:table-cell table:number-columns-repeated="2"/>
          <table:table-cell table:style-name="ce3" office:value-type="float" office:value="115839748" calcext:value-type="float">
            <text:p>115839748</text:p>
          </table:table-cell>
          <table:table-cell table:style-name="ce3" office:value-type="float" office:value="67085131" calcext:value-type="float">
            <text:p>67085131</text:p>
          </table:table-cell>
          <table:table-cell office:value-type="float" office:value="31546906" calcext:value-type="float">
            <text:p>31546906</text:p>
          </table:table-cell>
          <table:table-cell office:value-type="float" office:value="23526529" calcext:value-type="float">
            <text:p>23526529</text:p>
          </table:table-cell>
          <table:table-cell table:number-columns-repeated="2"/>
          <table:table-cell table:style-name="ce3" office:value-type="float" office:value="109718739" calcext:value-type="float">
            <text:p>109718739</text:p>
          </table:table-cell>
          <table:table-cell table:style-name="ce3" office:value-type="float" office:value="70117488" calcext:value-type="float">
            <text:p>70117488</text:p>
          </table:table-cell>
          <table:table-cell table:style-name="ce3" office:value-type="float" office:value="48256300" calcext:value-type="float">
            <text:p>48256300</text:p>
          </table:table-cell>
          <table:table-cell table:style-name="ce3" office:value-type="float" office:value="35344055" calcext:value-type="float">
            <text:p>35344055</text:p>
          </table:table-cell>
          <table:table-cell table:number-columns-repeated="2"/>
          <table:table-cell table:style-name="ce3" office:value-type="float" office:value="190253642" calcext:value-type="float">
            <text:p>190253642</text:p>
          </table:table-cell>
          <table:table-cell table:style-name="ce3" office:value-type="float" office:value="3059936546" calcext:value-type="float">
            <text:p>3059936546</text:p>
          </table:table-cell>
          <table:table-cell table:style-name="ce3" office:value-type="float" office:value="1871558845" calcext:value-type="float">
            <text:p>1871558845</text:p>
          </table:table-cell>
          <table:table-cell table:style-name="ce3" office:value-type="float" office:value="1299516005" calcext:value-type="float">
            <text:p>1299516005</text:p>
          </table:table-cell>
        </table:table-row>
        <table:table-row table:style-name="ro1">
          <table:table-cell/>
          <table:table-cell table:style-name="ce3" office:value-type="float" office:value="79238895" calcext:value-type="float">
            <text:p>79238895</text:p>
          </table:table-cell>
          <table:table-cell table:style-name="ce3" office:value-type="float" office:value="53813133" calcext:value-type="float">
            <text:p>53813133</text:p>
          </table:table-cell>
          <table:table-cell table:style-name="ce3" office:value-type="float" office:value="43807974" calcext:value-type="float">
            <text:p>43807974</text:p>
          </table:table-cell>
          <table:table-cell office:value-type="float" office:value="17887543" calcext:value-type="float">
            <text:p>17887543</text:p>
          </table:table-cell>
          <table:table-cell table:number-columns-repeated="2"/>
          <table:table-cell table:style-name="ce3" office:value-type="float" office:value="114841067" calcext:value-type="float">
            <text:p>114841067</text:p>
          </table:table-cell>
          <table:table-cell table:style-name="ce3" office:value-type="float" office:value="65695519" calcext:value-type="float">
            <text:p>65695519</text:p>
          </table:table-cell>
          <table:table-cell office:value-type="float" office:value="30318758" calcext:value-type="float">
            <text:p>30318758</text:p>
          </table:table-cell>
          <table:table-cell office:value-type="float" office:value="26153590" calcext:value-type="float">
            <text:p>26153590</text:p>
          </table:table-cell>
          <table:table-cell table:number-columns-repeated="2"/>
          <table:table-cell table:style-name="ce3" office:value-type="float" office:value="120998695" calcext:value-type="float">
            <text:p>120998695</text:p>
          </table:table-cell>
          <table:table-cell table:style-name="ce3" office:value-type="float" office:value="63994970" calcext:value-type="float">
            <text:p>63994970</text:p>
          </table:table-cell>
          <table:table-cell table:style-name="ce3" office:value-type="float" office:value="51425226" calcext:value-type="float">
            <text:p>51425226</text:p>
          </table:table-cell>
          <table:table-cell table:style-name="ce3" office:value-type="float" office:value="36521678" calcext:value-type="float">
            <text:p>36521678</text:p>
          </table:table-cell>
          <table:table-cell table:number-columns-repeated="2"/>
          <table:table-cell table:style-name="ce3" office:value-type="float" office:value="200322837" calcext:value-type="float">
            <text:p>200322837</text:p>
          </table:table-cell>
          <table:table-cell table:style-name="ce3" office:value-type="float" office:value="3301842178" calcext:value-type="float">
            <text:p>3301842178</text:p>
          </table:table-cell>
          <table:table-cell table:style-name="ce3" office:value-type="float" office:value="2455615288" calcext:value-type="float">
            <text:p>2455615288</text:p>
          </table:table-cell>
          <table:table-cell table:style-name="ce3" office:value-type="float" office:value="1254302500" calcext:value-type="float">
            <text:p>1254302500</text:p>
          </table:table-cell>
        </table:table-row>
        <table:table-row table:style-name="ro1">
          <table:table-cell/>
          <table:table-cell table:style-name="ce3" office:value-type="float" office:value="76963665" calcext:value-type="float">
            <text:p>76963665</text:p>
          </table:table-cell>
          <table:table-cell table:style-name="ce3" office:value-type="float" office:value="54280160" calcext:value-type="float">
            <text:p>54280160</text:p>
          </table:table-cell>
          <table:table-cell table:style-name="ce3" office:value-type="float" office:value="22101692" calcext:value-type="float">
            <text:p>22101692</text:p>
          </table:table-cell>
          <table:table-cell office:value-type="float" office:value="17682477" calcext:value-type="float">
            <text:p>17682477</text:p>
          </table:table-cell>
          <table:table-cell table:number-columns-repeated="2"/>
          <table:table-cell table:style-name="ce3" office:value-type="float" office:value="122805466" calcext:value-type="float">
            <text:p>122805466</text:p>
          </table:table-cell>
          <table:table-cell table:style-name="ce3" office:value-type="float" office:value="66740091" calcext:value-type="float">
            <text:p>66740091</text:p>
          </table:table-cell>
          <table:table-cell office:value-type="float" office:value="31263223" calcext:value-type="float">
            <text:p>31263223</text:p>
          </table:table-cell>
          <table:table-cell office:value-type="float" office:value="31082043" calcext:value-type="float">
            <text:p>31082043</text:p>
          </table:table-cell>
          <table:table-cell table:number-columns-repeated="2"/>
          <table:table-cell table:style-name="ce3" office:value-type="float" office:value="108744870" calcext:value-type="float">
            <text:p>108744870</text:p>
          </table:table-cell>
          <table:table-cell table:style-name="ce3" office:value-type="float" office:value="73143490" calcext:value-type="float">
            <text:p>73143490</text:p>
          </table:table-cell>
          <table:table-cell table:style-name="ce3" office:value-type="float" office:value="50890005" calcext:value-type="float">
            <text:p>50890005</text:p>
          </table:table-cell>
          <table:table-cell table:style-name="ce3" office:value-type="float" office:value="38757204" calcext:value-type="float">
            <text:p>38757204</text:p>
          </table:table-cell>
          <table:table-cell table:number-columns-repeated="2"/>
          <table:table-cell table:style-name="ce3" office:value-type="float" office:value="220373652" calcext:value-type="float">
            <text:p>220373652</text:p>
          </table:table-cell>
          <table:table-cell table:style-name="ce3" office:value-type="float" office:value="3792449468" calcext:value-type="float">
            <text:p>3792449468</text:p>
          </table:table-cell>
          <table:table-cell table:style-name="ce3" office:value-type="float" office:value="1554621059" calcext:value-type="float">
            <text:p>1554621059</text:p>
          </table:table-cell>
          <table:table-cell table:style-name="ce3" office:value-type="float" office:value="1177027942" calcext:value-type="float">
            <text:p>1177027942</text:p>
          </table:table-cell>
        </table:table-row>
        <table:table-row table:style-name="ro1">
          <table:table-cell/>
          <table:table-cell table:style-name="ce3" office:value-type="float" office:value="78071306" calcext:value-type="float">
            <text:p>78071306</text:p>
          </table:table-cell>
          <table:table-cell table:style-name="ce3" office:value-type="float" office:value="54198135" calcext:value-type="float">
            <text:p>54198135</text:p>
          </table:table-cell>
          <table:table-cell table:style-name="ce3" office:value-type="float" office:value="22462067" calcext:value-type="float">
            <text:p>22462067</text:p>
          </table:table-cell>
          <table:table-cell office:value-type="float" office:value="18159833" calcext:value-type="float">
            <text:p>18159833</text:p>
          </table:table-cell>
          <table:table-cell table:number-columns-repeated="2"/>
          <table:table-cell table:style-name="ce3" office:value-type="float" office:value="115561437" calcext:value-type="float">
            <text:p>115561437</text:p>
          </table:table-cell>
          <table:table-cell table:style-name="ce3" office:value-type="float" office:value="66618513" calcext:value-type="float">
            <text:p>66618513</text:p>
          </table:table-cell>
          <table:table-cell office:value-type="float" office:value="30043943" calcext:value-type="float">
            <text:p>30043943</text:p>
          </table:table-cell>
          <table:table-cell office:value-type="float" office:value="27529215" calcext:value-type="float">
            <text:p>27529215</text:p>
          </table:table-cell>
          <table:table-cell table:number-columns-repeated="2"/>
          <table:table-cell table:style-name="ce3" office:value-type="float" office:value="108674357" calcext:value-type="float">
            <text:p>108674357</text:p>
          </table:table-cell>
          <table:table-cell table:style-name="ce3" office:value-type="float" office:value="66214064" calcext:value-type="float">
            <text:p>66214064</text:p>
          </table:table-cell>
          <table:table-cell table:style-name="ce3" office:value-type="float" office:value="53207499" calcext:value-type="float">
            <text:p>53207499</text:p>
          </table:table-cell>
          <table:table-cell table:style-name="ce3" office:value-type="float" office:value="38603131" calcext:value-type="float">
            <text:p>38603131</text:p>
          </table:table-cell>
          <table:table-cell table:number-columns-repeated="2"/>
          <table:table-cell table:style-name="ce3" office:value-type="float" office:value="194975432" calcext:value-type="float">
            <text:p>194975432</text:p>
          </table:table-cell>
          <table:table-cell table:style-name="ce3" office:value-type="float" office:value="3650301042" calcext:value-type="float">
            <text:p>3650301042</text:p>
          </table:table-cell>
          <table:table-cell table:style-name="ce3" office:value-type="float" office:value="1621939457" calcext:value-type="float">
            <text:p>1621939457</text:p>
          </table:table-cell>
          <table:table-cell table:style-name="ce3" office:value-type="float" office:value="1671112369" calcext:value-type="float">
            <text:p>1671112369</text:p>
          </table:table-cell>
        </table:table-row>
        <table:table-row table:style-name="ro1">
          <table:table-cell/>
          <table:table-cell table:style-name="ce3" office:value-type="float" office:value="83990229" calcext:value-type="float">
            <text:p>83990229</text:p>
          </table:table-cell>
          <table:table-cell table:style-name="ce3" office:value-type="float" office:value="78518901" calcext:value-type="float">
            <text:p>78518901</text:p>
          </table:table-cell>
          <table:table-cell table:style-name="ce3" office:value-type="float" office:value="23016964" calcext:value-type="float">
            <text:p>23016964</text:p>
          </table:table-cell>
          <table:table-cell office:value-type="float" office:value="17603547" calcext:value-type="float">
            <text:p>17603547</text:p>
          </table:table-cell>
          <table:table-cell table:number-columns-repeated="2"/>
          <table:table-cell table:style-name="ce3" office:value-type="float" office:value="118130121" calcext:value-type="float">
            <text:p>118130121</text:p>
          </table:table-cell>
          <table:table-cell table:style-name="ce3" office:value-type="float" office:value="76604627" calcext:value-type="float">
            <text:p>76604627</text:p>
          </table:table-cell>
          <table:table-cell office:value-type="float" office:value="30596850" calcext:value-type="float">
            <text:p>30596850</text:p>
          </table:table-cell>
          <table:table-cell office:value-type="float" office:value="24286044" calcext:value-type="float">
            <text:p>24286044</text:p>
          </table:table-cell>
          <table:table-cell table:number-columns-repeated="2"/>
          <table:table-cell table:style-name="ce3" office:value-type="float" office:value="108154099" calcext:value-type="float">
            <text:p>108154099</text:p>
          </table:table-cell>
          <table:table-cell table:style-name="ce3" office:value-type="float" office:value="71544770" calcext:value-type="float">
            <text:p>71544770</text:p>
          </table:table-cell>
          <table:table-cell table:style-name="ce3" office:value-type="float" office:value="51108715" calcext:value-type="float">
            <text:p>51108715</text:p>
          </table:table-cell>
          <table:table-cell table:style-name="ce3" office:value-type="float" office:value="34885016" calcext:value-type="float">
            <text:p>34885016</text:p>
          </table:table-cell>
          <table:table-cell table:number-columns-repeated="2"/>
          <table:table-cell table:style-name="ce3" office:value-type="float" office:value="200795431" calcext:value-type="float">
            <text:p>200795431</text:p>
          </table:table-cell>
          <table:table-cell table:style-name="ce3" office:value-type="float" office:value="3121622925" calcext:value-type="float">
            <text:p>3121622925</text:p>
          </table:table-cell>
          <table:table-cell table:style-name="ce3" office:value-type="float" office:value="1685972554" calcext:value-type="float">
            <text:p>1685972554</text:p>
          </table:table-cell>
          <table:table-cell table:style-name="ce3" office:value-type="float" office:value="953273765" calcext:value-type="float">
            <text:p>953273765</text:p>
          </table:table-cell>
        </table:table-row>
        <table:table-row table:style-name="ro1">
          <table:table-cell/>
          <table:table-cell table:style-name="ce3" office:value-type="float" office:value="76197129" calcext:value-type="float">
            <text:p>76197129</text:p>
          </table:table-cell>
          <table:table-cell table:style-name="ce3" office:value-type="float" office:value="87019783" calcext:value-type="float">
            <text:p>87019783</text:p>
          </table:table-cell>
          <table:table-cell table:style-name="ce3" office:value-type="float" office:value="31924944" calcext:value-type="float">
            <text:p>31924944</text:p>
          </table:table-cell>
          <table:table-cell office:value-type="float" office:value="17275861" calcext:value-type="float">
            <text:p>17275861</text:p>
          </table:table-cell>
          <table:table-cell table:number-columns-repeated="2"/>
          <table:table-cell table:style-name="ce3" office:value-type="float" office:value="116367484" calcext:value-type="float">
            <text:p>116367484</text:p>
          </table:table-cell>
          <table:table-cell table:style-name="ce3" office:value-type="float" office:value="66034083" calcext:value-type="float">
            <text:p>66034083</text:p>
          </table:table-cell>
          <table:table-cell office:value-type="float" office:value="39728773" calcext:value-type="float">
            <text:p>39728773</text:p>
          </table:table-cell>
          <table:table-cell office:value-type="float" office:value="23453390" calcext:value-type="float">
            <text:p>23453390</text:p>
          </table:table-cell>
          <table:table-cell table:number-columns-repeated="2"/>
          <table:table-cell table:style-name="ce3" office:value-type="float" office:value="109344676" calcext:value-type="float">
            <text:p>109344676</text:p>
          </table:table-cell>
          <table:table-cell table:style-name="ce3" office:value-type="float" office:value="71007304" calcext:value-type="float">
            <text:p>71007304</text:p>
          </table:table-cell>
          <table:table-cell table:style-name="ce3" office:value-type="float" office:value="52555581" calcext:value-type="float">
            <text:p>52555581</text:p>
          </table:table-cell>
          <table:table-cell table:style-name="ce3" office:value-type="float" office:value="38788198" calcext:value-type="float">
            <text:p>38788198</text:p>
          </table:table-cell>
          <table:table-cell table:number-columns-repeated="2"/>
          <table:table-cell table:style-name="ce3" office:value-type="float" office:value="186756449" calcext:value-type="float">
            <text:p>186756449</text:p>
          </table:table-cell>
          <table:table-cell table:style-name="ce3" office:value-type="float" office:value="4379590078" calcext:value-type="float">
            <text:p>4379590078</text:p>
          </table:table-cell>
          <table:table-cell table:style-name="ce3" office:value-type="float" office:value="2584535223" calcext:value-type="float">
            <text:p>2584535223</text:p>
          </table:table-cell>
          <table:table-cell table:style-name="ce3" office:value-type="float" office:value="1364624185" calcext:value-type="float">
            <text:p>1364624185</text:p>
          </table:table-cell>
        </table:table-row>
        <table:table-row table:style-name="ro1">
          <table:table-cell/>
          <table:table-cell table:style-name="ce3" office:value-type="float" office:value="90409605" calcext:value-type="float">
            <text:p>90409605</text:p>
          </table:table-cell>
          <table:table-cell table:style-name="ce3" office:value-type="float" office:value="53407491" calcext:value-type="float">
            <text:p>53407491</text:p>
          </table:table-cell>
          <table:table-cell table:style-name="ce3" office:value-type="float" office:value="22094615" calcext:value-type="float">
            <text:p>22094615</text:p>
          </table:table-cell>
          <table:table-cell office:value-type="float" office:value="17499719" calcext:value-type="float">
            <text:p>17499719</text:p>
          </table:table-cell>
          <table:table-cell table:number-columns-repeated="2"/>
          <table:table-cell table:style-name="ce3" office:value-type="float" office:value="114499784" calcext:value-type="float">
            <text:p>114499784</text:p>
          </table:table-cell>
          <table:table-cell table:style-name="ce3" office:value-type="float" office:value="74236913" calcext:value-type="float">
            <text:p>74236913</text:p>
          </table:table-cell>
          <table:table-cell office:value-type="float" office:value="30421893" calcext:value-type="float">
            <text:p>30421893</text:p>
          </table:table-cell>
          <table:table-cell office:value-type="float" office:value="31382751" calcext:value-type="float">
            <text:p>31382751</text:p>
          </table:table-cell>
          <table:table-cell table:number-columns-repeated="2"/>
          <table:table-cell table:style-name="ce3" office:value-type="float" office:value="119882032" calcext:value-type="float">
            <text:p>119882032</text:p>
          </table:table-cell>
          <table:table-cell table:style-name="ce3" office:value-type="float" office:value="76998355" calcext:value-type="float">
            <text:p>76998355</text:p>
          </table:table-cell>
          <table:table-cell table:style-name="ce3" office:value-type="float" office:value="55629891" calcext:value-type="float">
            <text:p>55629891</text:p>
          </table:table-cell>
          <table:table-cell table:style-name="ce3" office:value-type="float" office:value="35139185" calcext:value-type="float">
            <text:p>35139185</text:p>
          </table:table-cell>
          <table:table-cell table:number-columns-repeated="2"/>
          <table:table-cell table:style-name="ce3" office:value-type="float" office:value="192877145" calcext:value-type="float">
            <text:p>192877145</text:p>
          </table:table-cell>
          <table:table-cell table:style-name="ce3" office:value-type="float" office:value="3769770863" calcext:value-type="float">
            <text:p>3769770863</text:p>
          </table:table-cell>
          <table:table-cell table:style-name="ce3" office:value-type="float" office:value="2151300053" calcext:value-type="float">
            <text:p>2151300053</text:p>
          </table:table-cell>
          <table:table-cell table:style-name="ce3" office:value-type="float" office:value="1417815187" calcext:value-type="float">
            <text:p>1417815187</text:p>
          </table:table-cell>
        </table:table-row>
        <table:table-row table:style-name="ro1">
          <table:table-cell/>
          <table:table-cell table:style-name="ce3" office:value-type="float" office:value="75875950" calcext:value-type="float">
            <text:p>75875950</text:p>
          </table:table-cell>
          <table:table-cell table:style-name="ce3" office:value-type="float" office:value="78677419" calcext:value-type="float">
            <text:p>78677419</text:p>
          </table:table-cell>
          <table:table-cell table:style-name="ce3" office:value-type="float" office:value="40444368" calcext:value-type="float">
            <text:p>40444368</text:p>
          </table:table-cell>
          <table:table-cell office:value-type="float" office:value="22380640" calcext:value-type="float">
            <text:p>22380640</text:p>
          </table:table-cell>
          <table:table-cell table:number-columns-repeated="2"/>
          <table:table-cell table:style-name="ce3" office:value-type="float" office:value="113446848" calcext:value-type="float">
            <text:p>113446848</text:p>
          </table:table-cell>
          <table:table-cell table:style-name="ce3" office:value-type="float" office:value="65418553" calcext:value-type="float">
            <text:p>65418553</text:p>
          </table:table-cell>
          <table:table-cell office:value-type="float" office:value="38500151" calcext:value-type="float">
            <text:p>38500151</text:p>
          </table:table-cell>
          <table:table-cell office:value-type="float" office:value="19963115" calcext:value-type="float">
            <text:p>19963115</text:p>
          </table:table-cell>
          <table:table-cell table:number-columns-repeated="2"/>
          <table:table-cell table:style-name="ce3" office:value-type="float" office:value="107702205" calcext:value-type="float">
            <text:p>107702205</text:p>
          </table:table-cell>
          <table:table-cell table:style-name="ce3" office:value-type="float" office:value="64262533" calcext:value-type="float">
            <text:p>64262533</text:p>
          </table:table-cell>
          <table:table-cell table:style-name="ce3" office:value-type="float" office:value="54880053" calcext:value-type="float">
            <text:p>54880053</text:p>
          </table:table-cell>
          <table:table-cell table:style-name="ce3" office:value-type="float" office:value="37360758" calcext:value-type="float">
            <text:p>37360758</text:p>
          </table:table-cell>
          <table:table-cell table:number-columns-repeated="2"/>
          <table:table-cell table:style-name="ce3" office:value-type="float" office:value="191230459" calcext:value-type="float">
            <text:p>191230459</text:p>
          </table:table-cell>
          <table:table-cell table:style-name="ce3" office:value-type="float" office:value="3317413766" calcext:value-type="float">
            <text:p>3317413766</text:p>
          </table:table-cell>
          <table:table-cell table:style-name="ce3" office:value-type="float" office:value="2088893822" calcext:value-type="float">
            <text:p>2088893822</text:p>
          </table:table-cell>
          <table:table-cell table:style-name="ce3" office:value-type="float" office:value="1452798358" calcext:value-type="float">
            <text:p>1452798358</text:p>
          </table:table-cell>
        </table:table-row>
        <table:table-row table:style-name="ro1">
          <table:table-cell/>
          <table:table-cell table:style-name="ce3" office:value-type="float" office:value="100788050" calcext:value-type="float">
            <text:p>100788050</text:p>
          </table:table-cell>
          <table:table-cell table:style-name="ce3" office:value-type="float" office:value="53190911" calcext:value-type="float">
            <text:p>53190911</text:p>
          </table:table-cell>
          <table:table-cell table:style-name="ce3" office:value-type="float" office:value="22829125" calcext:value-type="float">
            <text:p>22829125</text:p>
          </table:table-cell>
          <table:table-cell office:value-type="float" office:value="17530996" calcext:value-type="float">
            <text:p>17530996</text:p>
          </table:table-cell>
          <table:table-cell table:number-columns-repeated="2"/>
          <table:table-cell table:style-name="ce3" office:value-type="float" office:value="113313399" calcext:value-type="float">
            <text:p>113313399</text:p>
          </table:table-cell>
          <table:table-cell table:style-name="ce3" office:value-type="float" office:value="66491622" calcext:value-type="float">
            <text:p>66491622</text:p>
          </table:table-cell>
          <table:table-cell office:value-type="float" office:value="30857438" calcext:value-type="float">
            <text:p>30857438</text:p>
          </table:table-cell>
          <table:table-cell office:value-type="float" office:value="22187215" calcext:value-type="float">
            <text:p>22187215</text:p>
          </table:table-cell>
          <table:table-cell table:number-columns-repeated="2"/>
          <table:table-cell table:style-name="ce3" office:value-type="float" office:value="109163357" calcext:value-type="float">
            <text:p>109163357</text:p>
          </table:table-cell>
          <table:table-cell table:style-name="ce3" office:value-type="float" office:value="76119333" calcext:value-type="float">
            <text:p>76119333</text:p>
          </table:table-cell>
          <table:table-cell table:style-name="ce3" office:value-type="float" office:value="45107855" calcext:value-type="float">
            <text:p>45107855</text:p>
          </table:table-cell>
          <table:table-cell table:style-name="ce3" office:value-type="float" office:value="34714465" calcext:value-type="float">
            <text:p>34714465</text:p>
          </table:table-cell>
          <table:table-cell table:number-columns-repeated="2"/>
          <table:table-cell table:style-name="ce3" office:value-type="float" office:value="206735574" calcext:value-type="float">
            <text:p>206735574</text:p>
          </table:table-cell>
          <table:table-cell table:style-name="ce3" office:value-type="float" office:value="2879377359" calcext:value-type="float">
            <text:p>2879377359</text:p>
          </table:table-cell>
          <table:table-cell table:style-name="ce3" office:value-type="float" office:value="2233661138" calcext:value-type="float">
            <text:p>2233661138</text:p>
          </table:table-cell>
          <table:table-cell table:style-name="ce3" office:value-type="float" office:value="1376174429" calcext:value-type="float">
            <text:p>1376174429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817422137" calcext:value-type="float">
            <text:p>0.0000817422137</text:p>
          </table:table-cell>
          <table:table-cell table:style-name="ce4" table:formula="of:=SUM([.C4:.C13])/10/(1000*1000*1000)/[.K21]" office:value-type="float" office:value="0.0001279763278" calcext:value-type="float">
            <text:p>0.0001279763278</text:p>
          </table:table-cell>
          <table:table-cell table:style-name="ce4" table:formula="of:=SUM([.D4:.D13])/10/(1000*1000*1000)/[.K22]" office:value-type="float" office:value="0.0001140982908" calcext:value-type="float">
            <text:p>0.0001140982908</text:p>
          </table:table-cell>
          <table:table-cell table:style-name="ce4" table:formula="of:=SUM([.E4:.E13])/10/(1000*1000*1000)/[.K23]" office:value-type="float" office:value="0.000144686052" calcext:value-type="float">
            <text:p>0.000144686052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60538634" calcext:value-type="float">
            <text:p>0.0001160538634</text:p>
          </table:table-cell>
          <table:table-cell table:style-name="ce4" table:formula="of:=SUM([.I4:.I13])/10/(1000*1000*1000)/[.K21]" office:value-type="float" office:value="0.000136261035" calcext:value-type="float">
            <text:p>0.000136261035</text:p>
          </table:table-cell>
          <table:table-cell table:style-name="ce4" table:formula="of:=SUM([.J4:.J13])/10/(1000*1000*1000)/[.K22]" office:value-type="float" office:value="0.0001298077972" calcext:value-type="float">
            <text:p>0.0001298077972</text:p>
          </table:table-cell>
          <table:table-cell table:style-name="ce4" table:formula="of:=SUM([.K4:.K13])/10/(1000*1000*1000)/[.K23]" office:value-type="float" office:value="0.0002000342488" calcext:value-type="float">
            <text:p>0.000200034248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21332626" calcext:value-type="float">
            <text:p>0.0001121332626</text:p>
          </table:table-cell>
          <table:table-cell table:style-name="ce4" table:formula="of:=SUM([.O4:.O13])/10/(1000*1000*1000)/[.K21]" office:value-type="float" office:value="0.0001403656804" calcext:value-type="float">
            <text:p>0.0001403656804</text:p>
          </table:table-cell>
          <table:table-cell table:style-name="ce4" table:formula="of:=SUM([.P4:.P13])/10/(1000*1000*1000)/[.K22]" office:value-type="float" office:value="0.000206408904" calcext:value-type="float">
            <text:p>0.000206408904</text:p>
          </table:table-cell>
          <table:table-cell table:style-name="ce4" table:formula="of:=SUM([.Q4:.Q13])/10/(1000*1000*1000)/[.K23]" office:value-type="float" office:value="0.0002958404744" calcext:value-type="float">
            <text:p>0.000295840474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1966956271" calcext:value-type="float">
            <text:p>0.0001966956271</text:p>
          </table:table-cell>
          <table:table-cell table:style-name="ce4" table:formula="of:=SUM([.U4:.U13])/10/(1000*1000*1000)/[.K21]" office:value-type="float" office:value="0.0069380345698" calcext:value-type="float">
            <text:p>0.0069380345698</text:p>
          </table:table-cell>
          <table:table-cell table:style-name="ce4" table:formula="of:=SUM([.V4:.V13])/10/(1000*1000*1000)/[.K22]" office:value-type="float" office:value="0.0080798015392" calcext:value-type="float">
            <text:p>0.0080798015392</text:p>
          </table:table-cell>
          <table:table-cell table:style-name="ce4" table:formula="of:=SUM([.W4:.W13])/10/(1000*1000*1000)/[.K23]" office:value-type="float" office:value="0.0106789117288" calcext:value-type="float">
            <text:p>0.01067891172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6:32:51.717000000</dc:date>
    <meta:editing-duration>PT6H28M5S</meta:editing-duration>
    <meta:editing-cycles>18</meta:editing-cycles>
    <meta:generator>LibreOffice/7.4.3.2$Windows_X86_64 LibreOffice_project/1048a8393ae2eeec98dff31b5c133c5f1d08b890</meta:generator>
    <meta:document-statistic meta:table-count="3" meta:cell-count="69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3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16 Linha 16 Linha 16 Linha 16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PIBcast.B2:MPIBcast.E3 MPIBcast.H2:MPIBcast.K3 MPIBcast.N2:MPIBcast.Q3 MPIBcast.T2:MPIBcast.W3</svg:desc>
                </draw:g>
              </table:table-cell>
              <table:table-cell office:value-type="float" office:value="0.0000930896071">
                <text:p>0.0000930896071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24563499">
                <text:p>0.00012456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84853508">
                <text:p>0.000118485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537863224">
                <text:p>0.000153786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99906368">
                <text:p>0.000119990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34957486">
                <text:p>0.000134957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3765018">
                <text:p>0.000123765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335212016">
                <text:p>0.000233521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59176579">
                <text:p>0.0001159176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6325589">
                <text:p>0.000146325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095364376">
                <text:p>0.000209536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3958668648">
                <text:p>0.0003958668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002885657">
                <text:p>0.000200288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7069930477">
                <text:p>0.007069930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84901584416">
                <text:p>0.008490158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84310511688">
                <text:p>0.00843105116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4cm" chart:style-name="ch2">
          <text:p>Tempo Médio/mensagem em Cada Experimento</text:p>
        </chart:title>
        <chart:subtitle svg:x="6.787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16 Linha 16 Linha 16 Linha 16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float" office:value="0.0000817422137">
                <text:p>0.0000817422137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279763278">
                <text:p>0.000127976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40982908">
                <text:p>0.000114098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4686052">
                <text:p>0.000144686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60538634">
                <text:p>0.000116053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36261035">
                <text:p>0.00013626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98077972">
                <text:p>0.000129807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000342488">
                <text:p>0.000200034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21332626">
                <text:p>0.0001121332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03656804">
                <text:p>0.000140365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06408904">
                <text:p>0.00020640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958404744">
                <text:p>0.000295840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66956271">
                <text:p>0.000196695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69380345698">
                <text:p>0.006938034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80798015392">
                <text:p>0.008079801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06789117288">
                <text:p>0.01067891172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407cm" svg:y="0.15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16 Linha 16 Linha 16 Linha 16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yBcast.B2:MyBcast.E3 MyBcast.H2:MyBcast.K3 MyBcast.N2:MyBcast.Q3 MyBcast.T2:MyBcast.W3</svg:desc>
                </draw:g>
              </table:table-cell>
              <table:table-cell office:value-type="float" office:value="0.0009597976217">
                <text:p>0.0009597976217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9865886966">
                <text:p>0.000986588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067557662">
                <text:p>0.00106755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92963696">
                <text:p>0.0019296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9336822341">
                <text:p>0.000933682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9849353782">
                <text:p>0.0009849353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10002961">
                <text:p>0.00110002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3182292184">
                <text:p>0.002318229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8419929028">
                <text:p>0.000841992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8689224802">
                <text:p>0.0008689224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1090757724">
                <text:p>0.001109075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31279040408">
                <text:p>0.00312790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75728392964">
                <text:p>0.027572839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0420174372">
                <text:p>0.028042017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507334312">
                <text:p>0.02850733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27536627752">
                <text:p>0.0327536627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